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co26" style:family="table-column">
      <style:table-column-properties fo:break-before="auto" style:column-width="1.9098in"/>
    </style:style>
    <style:style style:name="co27" style:family="table-column">
      <style:table-column-properties fo:break-before="auto" style:column-width="1.0161in"/>
    </style:style>
    <style:style style:name="co28" style:family="table-column">
      <style:table-column-properties fo:break-before="auto" style:column-width="1.2398in"/>
    </style:style>
    <style:style style:name="co29" style:family="table-column">
      <style:table-column-properties fo:break-before="auto" style:column-width="1.1417in"/>
    </style:style>
    <style:style style:name="co30" style:family="table-column">
      <style:table-column-properties fo:break-before="auto" style:column-width="1.5701in"/>
    </style:style>
    <style:style style:name="co31" style:family="table-column">
      <style:table-column-properties fo:break-before="auto" style:column-width="1.0874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7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37"/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5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T1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26" table:default-cell-style-name="ce41"/>
        <table:table-column table:style-name="co27" table:default-cell-style-name="ce41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39" office:value-type="string" calcext:value-type="string">
            <text:p>Bitcoin Variable %:</text:p>
          </table:table-cell>
          <table:table-cell table:style-name="ce49" table:formula="of:=1.34%" office:value-type="percentage" office:value="0.0134" calcext:value-type="percentage">
            <text:p>1.34%</text:p>
          </table:table-cell>
          <table:table-cell table:number-columns-repeated="2"/>
          <table:table-cell table:style-name="ce19" office:value-type="string" calcext:value-type="string">
            <text:p>BTC – Running Total: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BlockFi Price</text:p>
          </table:table-cell>
          <table:table-cell table:style-name="ce40" office:value-type="string" calcext:value-type="string">
            <text:p>BreakEven</text:p>
          </table:table-cell>
          <table:table-cell table:style-name="ce40" office:value-type="string" calcext:value-type="string">
            <text:p>Profift 1%</text:p>
          </table:table-cell>
          <table:table-cell/>
          <table:table-cell table:formula="of:=(0.0080775+0.00308097)+(0.00439602+0.00085123)+(0.00303892)" office:value-type="float" office:value="0.01944464" calcext:value-type="float">
            <text:p>0.01944464</text:p>
          </table:table-cell>
          <table:table-cell table:number-columns-repeated="2"/>
        </table:table-row>
        <table:table-row table:style-name="ro2">
          <table:table-cell table:formula="of:=43392.3" office:value-type="currency" office:currency="USD" office:value="43392.3" calcext:value-type="currency">
            <text:p>$43,392.30</text:p>
          </table:table-cell>
          <table:table-cell table:formula="of:=([.A5]*[.B3])+[.A5]" office:value-type="currency" office:currency="USD" office:value="43973.75682" calcext:value-type="currency">
            <text:p>$43,973.76</text:p>
          </table:table-cell>
          <table:table-cell table:style-name="ce41" table:formula="of:=([.B5]*1%)+[.B5]" office:value-type="currency" office:currency="USD" office:value="44413.4943882" calcext:value-type="currency">
            <text:p>$44,413.49</text:p>
          </table:table-cell>
          <table:table-cell table:number-columns-repeated="4"/>
        </table:table-row>
        <table:table-row table:style-name="ro2">
          <table:table-cell table:style-name="ce43" table:number-columns-repeated="3"/>
          <table:table-cell table:number-columns-repeated="4"/>
        </table:table-row>
        <table:table-row table:style-name="ro2">
          <table:table-cell table:style-name="ce39" office:value-type="string" calcext:value-type="string">
            <text:p>ChainLink Variable %:</text:p>
          </table:table-cell>
          <table:table-cell table:style-name="ce49" table:formula="of:=2.03%" office:value-type="percentage" office:value="0.0203" calcext:value-type="percentage">
            <text:p>2.03%</text:p>
          </table:table-cell>
          <table:table-cell table:number-columns-repeated="5"/>
        </table:table-row>
        <table:table-row table:style-name="ro2">
          <table:table-cell table:style-name="ce40" office:value-type="string" calcext:value-type="string">
            <text:p>BlockFi Price</text:p>
          </table:table-cell>
          <table:table-cell table:style-name="ce40" office:value-type="string" calcext:value-type="string">
            <text:p>BreakEven</text:p>
          </table:table-cell>
          <table:table-cell table:style-name="ce4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formula="of:=16.31" office:value-type="currency" office:currency="USD" office:value="16.31" calcext:value-type="currency">
            <text:p>$16.31</text:p>
          </table:table-cell>
          <table:table-cell table:formula="of:=([.A9]*[.B7])+[.A9]" office:value-type="currency" office:currency="USD" office:value="16.641093" calcext:value-type="currency">
            <text:p>$16.64</text:p>
          </table:table-cell>
          <table:table-cell table:style-name="ce41" table:formula="of:=([.B9]*1%)+[.B9]" office:value-type="currency" office:currency="USD" office:value="16.80750393" calcext:value-type="currency">
            <text:p>$16.81</text:p>
          </table:table-cell>
          <table:table-cell table:number-columns-repeated="4"/>
        </table:table-row>
        <table:table-row table:style-name="ro2">
          <table:table-cell table:style-name="ce44" table:number-columns-repeated="2"/>
          <table:table-cell table:number-columns-repeated="5"/>
        </table:table-row>
        <table:table-row table:style-name="ro2">
          <table:table-cell table:style-name="ce39" office:value-type="string" calcext:value-type="string">
            <text:p>Eth Variable %:</text:p>
          </table:table-cell>
          <table:table-cell table:style-name="ce49" table:formula="of:=1.54%" office:value-type="percentage" office:value="0.0154" calcext:value-type="percentage">
            <text:p>1.54%</text:p>
          </table:table-cell>
          <table:table-cell table:number-columns-repeated="5"/>
        </table:table-row>
        <table:table-row table:style-name="ro2">
          <table:table-cell table:style-name="ce40" office:value-type="string" calcext:value-type="string">
            <text:p>BlockFi Price</text:p>
          </table:table-cell>
          <table:table-cell table:style-name="ce40" office:value-type="string" calcext:value-type="string">
            <text:p>BreakEven</text:p>
          </table:table-cell>
          <table:table-cell table:style-name="ce4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formula="of:=3298.83" office:value-type="currency" office:currency="USD" office:value="3298.83" calcext:value-type="currency">
            <text:p>$3,298.83</text:p>
          </table:table-cell>
          <table:table-cell table:formula="of:=([.A13]*[.B11])+[.A13]" office:value-type="currency" office:currency="USD" office:value="3349.631982" calcext:value-type="currency">
            <text:p>$3,349.63</text:p>
          </table:table-cell>
          <table:table-cell table:style-name="ce41" table:formula="of:=([.B13]*1%)+[.B13]" office:value-type="currency" office:currency="USD" office:value="3383.12830182" calcext:value-type="currency">
            <text:p>$3,383.13</text:p>
          </table:table-cell>
          <table:table-cell table:number-columns-repeated="4"/>
        </table:table-row>
        <table:table-row table:style-name="ro2">
          <table:table-cell table:style-name="ce44" table:number-columns-repeated="2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style-name="ce39" office:value-type="string" calcext:value-type="string">
            <text:p>Bat Variable %:</text:p>
          </table:table-cell>
          <table:table-cell table:style-name="ce49" table:formula="of:=3.06%" office:value-type="percentage" office:value="0.0306" calcext:value-type="percentage">
            <text:p>3.06%</text:p>
          </table:table-cell>
          <table:table-cell table:number-columns-repeated="5"/>
        </table:table-row>
        <table:table-row table:style-name="ro2">
          <table:table-cell table:style-name="ce40" office:value-type="string" calcext:value-type="string">
            <text:p>BlockFi Price</text:p>
          </table:table-cell>
          <table:table-cell table:style-name="ce40" office:value-type="string" calcext:value-type="string">
            <text:p>BreakEven</text:p>
          </table:table-cell>
          <table:table-cell table:style-name="ce4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formula="of:=1.29" office:value-type="currency" office:currency="USD" office:value="1.29" calcext:value-type="currency">
            <text:p>$1.29</text:p>
          </table:table-cell>
          <table:table-cell table:formula="of:=([.A17]*[.B15])+[.A17]" office:value-type="currency" office:currency="USD" office:value="1.329474" calcext:value-type="currency">
            <text:p>$1.33</text:p>
          </table:table-cell>
          <table:table-cell table:style-name="ce41" table:formula="of:=([.B17]*1%)+[.B17]" office:value-type="currency" office:currency="USD" office:value="1.34276874" calcext:value-type="currency">
            <text:p>$1.3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1"/>
          <table:table-cell table:number-columns-repeated="4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35%" office:value-type="percentage" office:value="0.0035" calcext:value-type="percentage">
            <text:p>0.35%</text:p>
          </table:table-cell>
          <table:table-cell table:style-name="ce11"/>
          <table:table-cell/>
          <table:table-cell table:style-name="ce20"/>
          <table:table-cell table:number-columns-repeated="2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<text:span text:style-name="T1">Profit</text:span> 1.65%</text:p>
          </table:table-cell>
          <table:table-cell table:style-name="ce7" office:value-type="string" calcext:value-type="string">
            <text:p><text:span text:style-name="T1">Profit</text:span> 2.38%</text:p>
          </table:table-cell>
          <table:table-cell table:style-name="ce7" office:value-type="string" calcext:value-type="string">
            <text:p><text:span text:style-name="T1">Profit</text:span> 4.65%</text:p>
          </table:table-cell>
          <table:table-cell table:style-name="ce7" office:value-type="string" calcext:value-type="string">
            <text:p><text:span text:style-name="T1">Profit</text:span> 8.65%</text:p>
          </table:table-cell>
          <table:table-cell table:style-name="ce7" office:value-type="string" calcext:value-type="string">
            <text:p>Profit 9.65%</text:p>
          </table:table-cell>
        </table:table-row>
        <table:table-row table:style-name="ro2">
          <table:table-cell table:style-name="ce8" table:formula="of:=2886" office:value-type="currency" office:currency="USD" office:value="2886" calcext:value-type="currency">
            <text:p>$2,886.00</text:p>
          </table:table-cell>
          <table:table-cell table:style-name="ce8" table:formula="of:=([.A21]*[.B19])+[.A21]" office:value-type="currency" office:currency="USD" office:value="2896.101" calcext:value-type="currency">
            <text:p>$2,896.10</text:p>
          </table:table-cell>
          <table:table-cell table:style-name="ce8" table:formula="of:=([.B21]*1.65%)+[.B21]" office:value-type="currency" office:currency="USD" office:value="2943.8866665" calcext:value-type="currency">
            <text:p>$2,943.89</text:p>
          </table:table-cell>
          <table:table-cell table:style-name="ce8" table:formula="of:=([.C21]*2.38%)+[.C21]" office:value-type="currency" office:currency="USD" office:value="3013.9511691627" calcext:value-type="currency">
            <text:p>$3,013.95</text:p>
          </table:table-cell>
          <table:table-cell table:style-name="ce8" table:formula="of:=([.B21]*4.65%)+[.B21]" office:value-type="currency" office:currency="USD" office:value="3030.7696965" calcext:value-type="currency">
            <text:p>$3,030.77</text:p>
          </table:table-cell>
          <table:table-cell table:style-name="ce8" table:formula="of:=([.C21]*8.65%)+[.C21]" office:value-type="currency" office:currency="USD" office:value="3198.53286315225" calcext:value-type="currency">
            <text:p>$3,198.53</text:p>
          </table:table-cell>
          <table:table-cell table:style-name="ce8" table:formula="of:=([.F21]*9.65%)+[.F21]" office:value-type="currency" office:currency="USD" office:value="3507.19128444644" calcext:value-type="currency">
            <text:p>$3,507.19</text:p>
          </table:table-cell>
        </table:table-row>
        <table:table-row table:style-name="ro2">
          <table:table-cell table:number-columns-repeated="2"/>
          <table:table-cell table:style-name="ce41"/>
          <table:table-cell table:number-columns-repeated="4"/>
        </table:table-row>
        <table:table-row table:style-name="ro2">
          <table:table-cell/>
          <table:table-cell table:style-name="ce44"/>
          <table:table-cell table:number-columns-repeated="5"/>
        </table:table-row>
        <table:table-row table:style-name="ro2">
          <table:table-cell table:formula="of:=54983" office:value-type="currency" office:currency="USD" office:value="54983" calcext:value-type="currency">
            <text:p>$54,983.00</text:p>
          </table:table-cell>
          <table:table-cell office:value-type="currency" office:currency="USD" office:value="25.31" calcext:value-type="currency">
            <text:p>$25.31</text:p>
          </table:table-cell>
          <table:table-cell table:style-name="ce59" table:formula="of:=1.325" office:value-type="currency" office:currency="USD" office:value="1.325" calcext:value-type="currency">
            <text:p>$1.33</text:p>
          </table:table-cell>
          <table:table-cell table:style-name="ce41" table:formula="of:=3897.21" office:value-type="currency" office:currency="USD" office:value="3897.21" calcext:value-type="currency">
            <text:p>$3,897.21</text:p>
          </table:table-cell>
          <table:table-cell table:number-columns-repeated="3"/>
        </table:table-row>
        <table:table-row table:style-name="ro2">
          <table:table-cell table:formula="of:=55715.42" office:value-type="currency" office:currency="USD" office:value="55715.42" calcext:value-type="currency">
            <text:p>$55,715.42</text:p>
          </table:table-cell>
          <table:table-cell office:value-type="currency" office:currency="USD" office:value="25.82372897" calcext:value-type="currency">
            <text:p>$25.82</text:p>
          </table:table-cell>
          <table:table-cell table:style-name="ce59" table:formula="of:=1.3655736" office:value-type="currency" office:currency="USD" office:value="1.3655736" calcext:value-type="currency">
            <text:p>$1.37</text:p>
          </table:table-cell>
          <table:table-cell table:style-name="ce41" table:formula="of:=3957.11472" office:value-type="currency" office:currency="USD" office:value="3957.11472" calcext:value-type="currency">
            <text:p>$3,957.11</text:p>
          </table:table-cell>
          <table:table-cell table:number-columns-repeated="3"/>
        </table:table-row>
        <table:table-row table:style-name="ro2">
          <table:table-cell table:formula="of:=[.A25]-[.A24]" office:value-type="currency" office:currency="USD" office:value="732.419999999998" calcext:value-type="currency">
            <text:p>$732.42</text:p>
          </table:table-cell>
          <table:table-cell table:formula="of:=[.B25]-[.B24]" office:value-type="currency" office:currency="USD" office:value="0.513728970000003" calcext:value-type="currency">
            <text:p>$0.51</text:p>
          </table:table-cell>
          <table:table-cell table:style-name="ce59" table:formula="of:=[.C25]-[.C24]" office:value-type="currency" office:currency="USD" office:value="0.0405736000000001" calcext:value-type="currency">
            <text:p>$0.04</text:p>
          </table:table-cell>
          <table:table-cell table:style-name="ce41" table:formula="of:=[.D25]-[.D24]" office:value-type="currency" office:currency="USD" office:value="59.90472" calcext:value-type="currency">
            <text:p>$59.90</text:p>
          </table:table-cell>
          <table:table-cell table:number-columns-repeated="3"/>
        </table:table-row>
        <table:table-row table:style-name="ro2">
          <table:table-cell table:style-name="ce49" table:formula="of:=[.A26]/[.A24]" office:value-type="percentage" office:value="0.0133208446247021" calcext:value-type="percentage">
            <text:p>1.33%</text:p>
          </table:table-cell>
          <table:table-cell table:style-name="ce49" table:formula="of:=[.B26]/[.B24]" office:value-type="percentage" office:value="0.0202974701698934" calcext:value-type="percentage">
            <text:p>2.03%</text:p>
          </table:table-cell>
          <table:table-cell table:style-name="ce71" table:formula="of:=[.C26]/[.C24]" office:value-type="percentage" office:value="0.0306215849056605" calcext:value-type="percentage">
            <text:p>3.06%</text:p>
          </table:table-cell>
          <table:table-cell table:style-name="ce49" table:formula="of:=[.D26]/[.D24]" office:value-type="percentage" office:value="0.0153711809217363" calcext:value-type="percentage">
            <text:p>1.54%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20"/>
          <table:table-cell table:number-columns-repeated="2"/>
        </table:table-row>
        <table:table-row table:style-name="ro1">
          <table:table-cell table:style-name="ce50" office:value-type="date" office:date-value="2021-12-12" calcext:value-type="date">
            <text:p>12/12/21</text:p>
          </table:table-cell>
          <table:table-cell table:style-name="Default" office:value-type="float" office:value="0.00622514" calcext:value-type="float">
            <text:p>0.00622514</text:p>
          </table:table-cell>
          <table:table-cell table:style-name="Default" office:value-type="float" office:value="4015.97" calcext:value-type="float">
            <text:p>4015.97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3"/>
        </table:table-row>
      </table:table>
      <table:table table:name="BreakEvenProfit" table:style-name="ta1"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7" table:number-columns-repeated="1014" table:default-cell-style-name="ce44"/>
        <table:table-row table:style-name="ro2">
          <table:table-cell table:style-name="ce40" office:value-type="string" calcext:value-type="string">
            <text:p>Bought Coins</text:p>
          </table:table-cell>
          <table:table-cell table:style-name="ce40" office:value-type="string" calcext:value-type="string">
            <text:p>Sold Coins</text:p>
          </table:table-cell>
          <table:table-cell table:style-name="ce4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41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6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77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76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41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41"/>
          <table:table-cell table:style-name="ce49"/>
          <table:table-cell table:style-name="ce41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78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77"/>
          <table:table-cell/>
          <table:table-cell table:style-name="ce49" office:value-type="string" calcext:value-type="string">
            <text:p>Footprints</text:p>
          </table:table-cell>
          <table:table-cell table:style-name="ce49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76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41"/>
          <table:table-cell table:style-name="ce49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78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41"/>
          <table:table-cell table:style-name="ce49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41"/>
          <table:table-cell table:style-name="ce49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41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41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49"/>
          <table:table-cell table:style-name="ce78"/>
          <table:table-cell table:style-name="ce41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78"/>
          <table:table-cell table:style-name="ce41"/>
          <table:table-cell table:style-name="ce79"/>
          <table:table-cell table:number-columns-repeated="1016"/>
        </table:table-row>
        <table:table-row table:style-name="ro2">
          <table:table-cell table:number-columns-repeated="5"/>
          <table:table-cell table:style-name="ce41"/>
          <table:table-cell table:number-columns-repeated="1018"/>
        </table:table-row>
        <table:table-row table:style-name="ro2">
          <table:table-cell table:number-columns-repeated="5"/>
          <table:table-cell table:style-name="ce78"/>
          <table:table-cell/>
          <table:table-cell table:style-name="ce76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41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81"/>
        <table:table-column table:style-name="co7" table:default-cell-style-name="ce81"/>
        <table:table-column table:style-name="co19" table:default-cell-style-name="ce81"/>
        <table:table-column table:style-name="co7" table:number-columns-repeated="1021" table:default-cell-style-name="ce81"/>
        <table:table-row table:style-name="ro1">
          <table:table-cell table:style-name="ce80" office:value-type="string" calcext:value-type="string">
            <text:p>Amount Invested</text:p>
          </table:table-cell>
          <table:table-cell table:style-name="ce80" office:value-type="string" calcext:value-type="string">
            <text:p>1% Profit</text:p>
          </table:table-cell>
          <table:table-cell table:style-name="ce80" office:value-type="string" calcext:value-type="string">
            <text:p>Current Total</text:p>
          </table:table-cell>
          <table:table-cell table:style-name="ce80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82" table:number-columns-repeated="2"/>
          <table:table-cell table:style-name="ce8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82"/>
          <table:table-cell table:number-columns-repeated="2"/>
          <table:table-cell table:style-name="ce82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82"/>
          <table:table-cell table:number-columns-repeated="2"/>
          <table:table-cell table:style-name="ce82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82"/>
          <table:table-cell table:number-columns-repeated="2"/>
          <table:table-cell table:style-name="ce82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82"/>
          <table:table-cell table:style-name="ce83"/>
          <table:table-cell/>
          <table:table-cell table:style-name="ce82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82"/>
          <table:table-cell table:number-columns-repeated="2"/>
          <table:table-cell table:style-name="ce82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82"/>
          <table:table-cell table:number-columns-repeated="2"/>
          <table:table-cell table:style-name="ce82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82"/>
          <table:table-cell table:number-columns-repeated="2"/>
          <table:table-cell table:style-name="ce82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82"/>
          <table:table-cell table:number-columns-repeated="2"/>
          <table:table-cell table:style-name="ce82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82"/>
          <table:table-cell table:number-columns-repeated="2"/>
          <table:table-cell table:style-name="ce82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82"/>
          <table:table-cell table:number-columns-repeated="2"/>
          <table:table-cell table:style-name="ce82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82"/>
          <table:table-cell table:number-columns-repeated="2"/>
          <table:table-cell table:style-name="ce82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82"/>
          <table:table-cell table:number-columns-repeated="2"/>
          <table:table-cell table:style-name="ce82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82"/>
          <table:table-cell table:number-columns-repeated="2"/>
          <table:table-cell table:style-name="ce82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82"/>
          <table:table-cell table:number-columns-repeated="2"/>
          <table:table-cell table:style-name="ce82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82"/>
          <table:table-cell table:number-columns-repeated="2"/>
          <table:table-cell table:style-name="ce82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82"/>
          <table:table-cell table:number-columns-repeated="2"/>
          <table:table-cell table:style-name="ce82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82" table:number-columns-repeated="2"/>
          <table:table-cell/>
          <table:table-cell table:style-name="ce82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82"/>
          <table:table-cell table:number-columns-repeated="2"/>
          <table:table-cell table:style-name="ce82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82" table:number-columns-repeated="2"/>
          <table:table-cell/>
          <table:table-cell table:style-name="ce82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82"/>
          <table:table-cell table:number-columns-repeated="2"/>
          <table:table-cell table:style-name="ce82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82"/>
          <table:table-cell table:number-columns-repeated="2"/>
          <table:table-cell table:style-name="ce82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82"/>
          <table:table-cell table:number-columns-repeated="2"/>
          <table:table-cell table:style-name="ce82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82"/>
          <table:table-cell table:number-columns-repeated="2"/>
          <table:table-cell table:style-name="ce82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82"/>
          <table:table-cell table:number-columns-repeated="2"/>
          <table:table-cell table:style-name="ce82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82"/>
          <table:table-cell table:number-columns-repeated="2"/>
          <table:table-cell table:style-name="ce82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82"/>
          <table:table-cell table:number-columns-repeated="2"/>
          <table:table-cell table:style-name="ce82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82"/>
          <table:table-cell table:number-columns-repeated="2"/>
          <table:table-cell table:style-name="ce82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82"/>
          <table:table-cell table:number-columns-repeated="2"/>
          <table:table-cell table:style-name="ce82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82"/>
          <table:table-cell table:number-columns-repeated="2"/>
          <table:table-cell table:style-name="ce82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82"/>
          <table:table-cell table:number-columns-repeated="2"/>
          <table:table-cell table:style-name="ce82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82"/>
          <table:table-cell table:number-columns-repeated="2"/>
          <table:table-cell table:style-name="ce82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82"/>
          <table:table-cell table:number-columns-repeated="2"/>
          <table:table-cell table:style-name="ce82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82"/>
          <table:table-cell table:number-columns-repeated="2"/>
          <table:table-cell table:style-name="ce82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82"/>
          <table:table-cell table:number-columns-repeated="2"/>
          <table:table-cell table:style-name="ce82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82"/>
          <table:table-cell table:number-columns-repeated="2"/>
          <table:table-cell table:style-name="ce82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82"/>
          <table:table-cell table:number-columns-repeated="2"/>
          <table:table-cell table:style-name="ce82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82"/>
          <table:table-cell table:number-columns-repeated="2"/>
          <table:table-cell table:style-name="ce82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82"/>
          <table:table-cell table:number-columns-repeated="2"/>
          <table:table-cell table:style-name="ce82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82"/>
          <table:table-cell table:number-columns-repeated="2"/>
          <table:table-cell table:style-name="ce82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82"/>
          <table:table-cell table:number-columns-repeated="2"/>
          <table:table-cell table:style-name="ce82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82"/>
          <table:table-cell table:number-columns-repeated="2"/>
          <table:table-cell table:style-name="ce82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82"/>
          <table:table-cell table:number-columns-repeated="2"/>
          <table:table-cell table:style-name="ce82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82"/>
          <table:table-cell table:number-columns-repeated="2"/>
          <table:table-cell table:style-name="ce82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82"/>
          <table:table-cell table:number-columns-repeated="2"/>
          <table:table-cell table:style-name="ce82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82"/>
          <table:table-cell table:number-columns-repeated="2"/>
          <table:table-cell table:style-name="ce82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82"/>
          <table:table-cell table:number-columns-repeated="2"/>
          <table:table-cell table:style-name="ce82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82"/>
          <table:table-cell table:number-columns-repeated="2"/>
          <table:table-cell table:style-name="ce82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82"/>
          <table:table-cell table:number-columns-repeated="2"/>
          <table:table-cell table:style-name="ce82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82"/>
          <table:table-cell table:number-columns-repeated="2"/>
          <table:table-cell table:style-name="ce82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82"/>
          <table:table-cell table:number-columns-repeated="2"/>
          <table:table-cell table:style-name="ce82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82"/>
          <table:table-cell table:number-columns-repeated="2"/>
          <table:table-cell table:style-name="ce82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82"/>
          <table:table-cell table:number-columns-repeated="2"/>
          <table:table-cell table:style-name="ce82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82"/>
          <table:table-cell table:number-columns-repeated="2"/>
          <table:table-cell table:style-name="ce82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82"/>
          <table:table-cell table:number-columns-repeated="2"/>
          <table:table-cell table:style-name="ce82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82"/>
          <table:table-cell table:number-columns-repeated="2"/>
          <table:table-cell table:style-name="ce82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82"/>
          <table:table-cell table:number-columns-repeated="2"/>
          <table:table-cell table:style-name="ce82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82"/>
          <table:table-cell table:number-columns-repeated="2"/>
          <table:table-cell table:style-name="ce82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82"/>
          <table:table-cell table:number-columns-repeated="2"/>
          <table:table-cell table:style-name="ce82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82"/>
          <table:table-cell table:number-columns-repeated="2"/>
          <table:table-cell table:style-name="ce82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82"/>
          <table:table-cell table:number-columns-repeated="2"/>
          <table:table-cell table:style-name="ce82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82"/>
          <table:table-cell table:number-columns-repeated="2"/>
          <table:table-cell table:style-name="ce82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82"/>
          <table:table-cell table:number-columns-repeated="2"/>
          <table:table-cell table:style-name="ce82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82"/>
          <table:table-cell table:number-columns-repeated="2"/>
          <table:table-cell table:style-name="ce82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82"/>
          <table:table-cell table:number-columns-repeated="2"/>
          <table:table-cell table:style-name="ce82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82"/>
          <table:table-cell table:number-columns-repeated="2"/>
          <table:table-cell table:style-name="ce82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82"/>
          <table:table-cell table:number-columns-repeated="2"/>
          <table:table-cell table:style-name="ce82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82"/>
          <table:table-cell table:number-columns-repeated="2"/>
          <table:table-cell table:style-name="ce82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82"/>
          <table:table-cell table:number-columns-repeated="2"/>
          <table:table-cell table:style-name="ce82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82"/>
          <table:table-cell table:number-columns-repeated="2"/>
          <table:table-cell table:style-name="ce82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82"/>
          <table:table-cell table:number-columns-repeated="2"/>
          <table:table-cell table:style-name="ce82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82"/>
          <table:table-cell table:number-columns-repeated="2"/>
          <table:table-cell table:style-name="ce82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82"/>
          <table:table-cell table:number-columns-repeated="2"/>
          <table:table-cell table:style-name="ce82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82"/>
          <table:table-cell table:number-columns-repeated="2"/>
          <table:table-cell table:style-name="ce82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82"/>
          <table:table-cell table:number-columns-repeated="2"/>
          <table:table-cell table:style-name="ce82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82"/>
          <table:table-cell table:number-columns-repeated="2"/>
          <table:table-cell table:style-name="ce82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82"/>
          <table:table-cell table:number-columns-repeated="2"/>
          <table:table-cell table:style-name="ce82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82"/>
          <table:table-cell table:number-columns-repeated="2"/>
          <table:table-cell table:style-name="ce82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82"/>
          <table:table-cell table:number-columns-repeated="2"/>
          <table:table-cell table:style-name="ce82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82"/>
          <table:table-cell table:number-columns-repeated="2"/>
          <table:table-cell table:style-name="ce82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82"/>
          <table:table-cell table:number-columns-repeated="2"/>
          <table:table-cell table:style-name="ce82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82"/>
          <table:table-cell table:number-columns-repeated="2"/>
          <table:table-cell table:style-name="ce82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82"/>
          <table:table-cell table:number-columns-repeated="2"/>
          <table:table-cell table:style-name="ce82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82"/>
          <table:table-cell table:number-columns-repeated="2"/>
          <table:table-cell table:style-name="ce82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82"/>
          <table:table-cell table:number-columns-repeated="2"/>
          <table:table-cell table:style-name="ce82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82"/>
          <table:table-cell table:number-columns-repeated="2"/>
          <table:table-cell table:style-name="ce82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82"/>
          <table:table-cell table:number-columns-repeated="2"/>
          <table:table-cell table:style-name="ce82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82"/>
          <table:table-cell table:number-columns-repeated="2"/>
          <table:table-cell table:style-name="ce82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82"/>
          <table:table-cell table:number-columns-repeated="2"/>
          <table:table-cell table:style-name="ce82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82"/>
          <table:table-cell table:number-columns-repeated="2"/>
          <table:table-cell table:style-name="ce82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82"/>
          <table:table-cell table:number-columns-repeated="2"/>
          <table:table-cell table:style-name="ce82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82"/>
          <table:table-cell table:number-columns-repeated="2"/>
          <table:table-cell table:style-name="ce82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82"/>
          <table:table-cell table:number-columns-repeated="2"/>
          <table:table-cell table:style-name="ce82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82"/>
          <table:table-cell table:number-columns-repeated="2"/>
          <table:table-cell table:style-name="ce82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82"/>
          <table:table-cell table:number-columns-repeated="2"/>
          <table:table-cell table:style-name="ce82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82"/>
          <table:table-cell table:number-columns-repeated="2"/>
          <table:table-cell table:style-name="ce82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82"/>
          <table:table-cell table:number-columns-repeated="2"/>
          <table:table-cell table:style-name="ce82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82"/>
          <table:table-cell table:number-columns-repeated="2"/>
          <table:table-cell table:style-name="ce82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82"/>
          <table:table-cell table:number-columns-repeated="2"/>
          <table:table-cell table:style-name="ce82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82"/>
          <table:table-cell table:number-columns-repeated="2"/>
          <table:table-cell table:style-name="ce82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82"/>
          <table:table-cell table:number-columns-repeated="2"/>
          <table:table-cell table:style-name="ce82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82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82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39"/>
        <table:table-column table:style-name="co20" table:default-cell-style-name="ce84"/>
        <table:table-column table:style-name="co21" table:default-cell-style-name="ce84"/>
        <table:table-column table:style-name="co7" table:number-columns-repeated="1021" table:default-cell-style-name="ce84"/>
        <table:table-row table:style-name="ro2">
          <table:table-cell table:style-name="ce43"/>
          <table:table-cell table:style-name="ce43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43"/>
          <table:table-cell table:style-name="ce41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41" table:formula="of:=[.D2]/[.B3]" office:value-type="currency" office:currency="USD" office:value="28.0662293108956" calcext:value-type="currency">
            <text:p>$28.07</text:p>
          </table:table-cell>
          <table:table-cell table:style-name="ce59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78" office:value-type="float" office:value="0.01717626" calcext:value-type="float">
            <text:p>0.01717626</text:p>
          </table:table-cell>
          <table:table-cell table:style-name="ce59" table:formula="of:=[.D2]/[.B4]" office:value-type="currency" office:currency="USD" office:value="2487.153780858" calcext:value-type="currency">
            <text:p>$2,487.15</text:p>
          </table:table-cell>
          <table:table-cell table:style-name="ce59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59" table:formula="of:=[.D2]/[.B5]" office:value-type="currency" office:currency="USD" office:value="36370.4473088253" calcext:value-type="currency">
            <text:p>$36,370.45</text:p>
          </table:table-cell>
          <table:table-cell table:style-name="ce59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5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71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87"/>
        <table:table-column table:style-name="co23" table:default-cell-style-name="ce87"/>
        <table:table-column table:style-name="co19" table:default-cell-style-name="ce87"/>
        <table:table-column table:style-name="co9" table:default-cell-style-name="ce87"/>
        <table:table-column table:style-name="co24" table:default-cell-style-name="ce87"/>
        <table:table-column table:style-name="co7" table:number-columns-repeated="1019" table:default-cell-style-name="ce87"/>
        <table:table-row table:style-name="ro1">
          <table:table-cell table:style-name="ce85" office:value-type="string" calcext:value-type="string">
            <text:p>Pay / Hr:</text:p>
          </table:table-cell>
          <table:table-cell table:style-name="ce88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Pay / Day:</text:p>
          </table:table-cell>
          <table:table-cell table:style-name="ce88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Pay / Week:</text:p>
          </table:table-cell>
          <table:table-cell table:style-name="ce88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Pay / Month:</text:p>
          </table:table-cell>
          <table:table-cell table:style-name="ce88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Pay / Year:</text:p>
          </table:table-cell>
          <table:table-cell table:style-name="ce88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5"/>
          <table:table-cell table:style-name="ce88"/>
          <table:table-cell table:number-columns-repeated="1022"/>
        </table:table-row>
        <table:table-row table:style-name="ro1">
          <table:table-cell table:style-name="ce85" office:value-type="string" calcext:value-type="string">
            <text:p>Gross Income:</text:p>
          </table:table-cell>
          <table:table-cell table:style-name="ce88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85"/>
          <table:table-cell table:style-name="ce88"/>
          <table:table-cell table:number-columns-repeated="1022"/>
        </table:table-row>
        <table:table-row table:style-name="ro1">
          <table:table-cell table:style-name="ce85" office:value-type="string" calcext:value-type="string">
            <text:p>FED Taxes:</text:p>
          </table:table-cell>
          <table:table-cell table:style-name="ce89" table:formula="of:=SUM([.E27:.E33])" office:value-type="currency" office:currency="USD" office:value="3544.88" calcext:value-type="currency">
            <text:p>$3,544.88</text:p>
          </table:table-cell>
          <table:table-cell table:style-name="ce86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State Taxes:</text:p>
          </table:table-cell>
          <table:table-cell table:style-name="ce89" table:formula="of:=SUM([.E36:.E39])" office:value-type="currency" office:currency="USD" office:value="2558.88" calcext:value-type="currency">
            <text:p>$2,558.88</text:p>
          </table:table-cell>
          <table:table-cell table:style-name="ce86" table:formula="of:=[.B10]/[.B7]" office:value-type="percentage" office:value="0.0820153846153846" calcext:value-type="percentage">
            <text:p>8.20%</text:p>
          </table:table-cell>
          <table:table-cell/>
          <table:table-cell table:style-name="ce92"/>
          <table:table-cell table:number-columns-repeated="1019"/>
        </table:table-row>
        <table:table-row table:style-name="ro1">
          <table:table-cell table:style-name="ce85" office:value-type="string" calcext:value-type="string">
            <text:p>Total Taxes:</text:p>
          </table:table-cell>
          <table:table-cell table:style-name="ce89" table:formula="of:=SUM([.B9:.B10])" office:value-type="currency" office:currency="USD" office:value="6103.76" calcext:value-type="currency">
            <text:p>$6,103.76</text:p>
          </table:table-cell>
          <table:table-cell table:style-name="ce86" table:formula="of:=[.B11]/[.B7]" office:value-type="percentage" office:value="0.195633333333333" calcext:value-type="percentage">
            <text:p>19.56%</text:p>
          </table:table-cell>
          <table:table-cell/>
          <table:table-cell table:style-name="ce80" office:value-type="string" calcext:value-type="string">
            <text:p>House:</text:p>
          </table:table-cell>
          <table:table-cell table:style-name="ce92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89"/>
          <table:table-cell table:style-name="ce86"/>
          <table:table-cell/>
          <table:table-cell table:style-name="ce85" office:value-type="string" calcext:value-type="string">
            <text:p>Hrs:</text:p>
          </table:table-cell>
          <table:table-cell table:style-name="ce93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85" office:value-type="string" calcext:value-type="string">
            <text:p>Net Income:</text:p>
          </table:table-cell>
          <table:table-cell table:style-name="ce90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85" office:value-type="string" calcext:value-type="string">
            <text:p>8hr-Days:</text:p>
          </table:table-cell>
          <table:table-cell table:style-name="ce93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89"/>
          <table:table-cell table:number-columns-repeated="2"/>
          <table:table-cell table:style-name="ce85" office:value-type="string" calcext:value-type="string">
            <text:p>5Day-Weeks:</text:p>
          </table:table-cell>
          <table:table-cell table:style-name="ce93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85" office:value-type="string" calcext:value-type="string">
            <text:p>Rent:</text:p>
          </table:table-cell>
          <table:table-cell table:style-name="ce89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85" office:value-type="string" calcext:value-type="string">
            <text:p>52Week-Years:</text:p>
          </table:table-cell>
          <table:table-cell table:style-name="ce93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85" office:value-type="string" calcext:value-type="string">
            <text:p>Power Bill:</text:p>
          </table:table-cell>
          <table:table-cell table:style-name="ce89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Insurance:</text:p>
          </table:table-cell>
          <table:table-cell table:style-name="ce89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Phone Bill:</text:p>
          </table:table-cell>
          <table:table-cell table:style-name="ce89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85"/>
          <table:table-cell table:style-name="ce92"/>
          <table:table-cell table:number-columns-repeated="1018"/>
        </table:table-row>
        <table:table-row table:style-name="ro1">
          <table:table-cell table:style-name="ce85" office:value-type="string" calcext:value-type="string">
            <text:p>Internet Bill:</text:p>
          </table:table-cell>
          <table:table-cell table:style-name="ce89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Amazon Prime:</text:p>
          </table:table-cell>
          <table:table-cell table:style-name="ce89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92"/>
          <table:table-cell table:style-name="ce85"/>
          <table:table-cell table:number-columns-repeated="1019"/>
        </table:table-row>
        <table:table-row table:style-name="ro1">
          <table:table-cell table:style-name="ce85"/>
          <table:table-cell table:style-name="ce88"/>
          <table:table-cell/>
          <table:table-cell table:style-name="ce81"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Monthly Expenses</text:p>
          </table:table-cell>
          <table:table-cell table:style-name="ce88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Leftover / Year:</text:p>
          </table:table-cell>
          <table:table-cell table:style-name="ce88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Leftover / Month:</text:p>
          </table:table-cell>
          <table:table-cell table:style-name="ce88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85" table:number-columns-repeated="2"/>
          <table:table-cell table:number-columns-repeated="1022"/>
        </table:table-row>
        <table:table-row table:style-name="ro1">
          <table:table-cell table:style-name="ce85" office:value-type="string" calcext:value-type="string">
            <text:p>FED Rate</text:p>
          </table:table-cell>
          <table:table-cell table:style-name="ce85" office:value-type="string" calcext:value-type="string">
            <text:p>FED Single Bracket</text:p>
          </table:table-cell>
          <table:table-cell table:style-name="ce85" office:value-type="string" calcext:value-type="string">
            <text:p>FED Max Tax</text:p>
          </table:table-cell>
          <table:table-cell table:style-name="ce85" office:value-type="string" calcext:value-type="string">
            <text:p>Max Bracket </text:p>
          </table:table-cell>
          <table:table-cell table:style-name="ce85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86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92" table:formula="of:=9950" office:value-type="currency" office:currency="USD" office:value="9950" calcext:value-type="currency">
            <text:p>$9,950.00</text:p>
          </table:table-cell>
          <table:table-cell table:style-name="ce92" table:formula="of:=IF(([.B7]&gt;=9950); [.C27]; [.B7])" office:value-type="currency" office:currency="USD" office:value="9950" calcext:value-type="currency">
            <text:p>$9,950.00</text:p>
          </table:table-cell>
          <table:table-cell table:style-name="ce92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86" table:formula="of:=12%" office:value-type="percentage" office:value="0.12" calcext:value-type="percentage">
            <text:p>12.00%</text:p>
          </table:table-cell>
          <table:table-cell table:style-name="ce91" office:value-type="string" calcext:value-type="string">
            <text:p>$9,951 to $40,525</text:p>
          </table:table-cell>
          <table:table-cell table:style-name="ce92" table:formula="of:=40525-9951" office:value-type="currency" office:currency="USD" office:value="30574" calcext:value-type="currency">
            <text:p>$30,574.00</text:p>
          </table:table-cell>
          <table:table-cell table:style-name="ce92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92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86" table:formula="of:=22%" office:value-type="percentage" office:value="0.22" calcext:value-type="percentage">
            <text:p>22.00%</text:p>
          </table:table-cell>
          <table:table-cell table:style-name="ce91" office:value-type="string" calcext:value-type="string">
            <text:p>$40,526 to $86,375</text:p>
          </table:table-cell>
          <table:table-cell table:style-name="ce92" table:formula="of:=86375-40526" office:value-type="currency" office:currency="USD" office:value="45849" calcext:value-type="currency">
            <text:p>$45,849.00</text:p>
          </table:table-cell>
          <table:table-cell table:style-name="ce92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92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24%" office:value-type="percentage" office:value="0.24" calcext:value-type="percentage">
            <text:p>24.00%</text:p>
          </table:table-cell>
          <table:table-cell table:style-name="ce91" office:value-type="string" calcext:value-type="string">
            <text:p>$86,376 to $164,925</text:p>
          </table:table-cell>
          <table:table-cell table:style-name="ce92" table:formula="of:=164925-86376" office:value-type="currency" office:currency="USD" office:value="78549" calcext:value-type="currency">
            <text:p>$78,549.00</text:p>
          </table:table-cell>
          <table:table-cell table:style-name="ce92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92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32%" office:value-type="percentage" office:value="0.32" calcext:value-type="percentage">
            <text:p>32.00%</text:p>
          </table:table-cell>
          <table:table-cell table:style-name="ce91" office:value-type="string" calcext:value-type="string">
            <text:p>$164,926 to $209,425</text:p>
          </table:table-cell>
          <table:table-cell table:style-name="ce92" table:formula="of:=209425-164926" office:value-type="currency" office:currency="USD" office:value="44499" calcext:value-type="currency">
            <text:p>$44,499.00</text:p>
          </table:table-cell>
          <table:table-cell table:style-name="ce92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92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35%" office:value-type="percentage" office:value="0.35" calcext:value-type="percentage">
            <text:p>35.00%</text:p>
          </table:table-cell>
          <table:table-cell table:style-name="ce91" office:value-type="string" calcext:value-type="string">
            <text:p>$209,426 to $523,600</text:p>
          </table:table-cell>
          <table:table-cell table:style-name="ce92" table:formula="of:=523600-209426" office:value-type="currency" office:currency="USD" office:value="314174" calcext:value-type="currency">
            <text:p>$314,174.00</text:p>
          </table:table-cell>
          <table:table-cell table:style-name="ce92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92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37%" office:value-type="percentage" office:value="0.37" calcext:value-type="percentage">
            <text:p>37.00%</text:p>
          </table:table-cell>
          <table:table-cell table:style-name="ce91" office:value-type="string" calcext:value-type="string">
            <text:p>$523,601 or more</text:p>
          </table:table-cell>
          <table:table-cell table:style-name="ce92" table:formula="of:=523601" office:value-type="currency" office:currency="USD" office:value="523601" calcext:value-type="currency">
            <text:p>$523,601.00</text:p>
          </table:table-cell>
          <table:table-cell table:style-name="ce92" table:formula="of:=IF(([.B7]&gt;=523601); [.C33]; 0)" office:value-type="currency" office:currency="USD" office:value="0" calcext:value-type="currency">
            <text:p>$0.00</text:p>
          </table:table-cell>
          <table:table-cell table:style-name="ce92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86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92" table:formula="of:=3549" office:value-type="currency" office:currency="USD" office:value="3549" calcext:value-type="currency">
            <text:p>$3,549.00</text:p>
          </table:table-cell>
          <table:table-cell table:style-name="ce92" table:formula="of:=IF(([.B7]&gt;=3549); [.C36]; [.B7])" office:value-type="currency" office:currency="USD" office:value="3549" calcext:value-type="currency">
            <text:p>$3,549.00</text:p>
          </table:table-cell>
          <table:table-cell table:style-name="ce92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86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92" table:formula="of:=8899-3550" office:value-type="currency" office:currency="USD" office:value="5349" calcext:value-type="currency">
            <text:p>$5,349.00</text:p>
          </table:table-cell>
          <table:table-cell table:style-name="ce92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92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86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92" table:formula="of:=124999-8900" office:value-type="currency" office:currency="USD" office:value="116099" calcext:value-type="currency">
            <text:p>$116,099.00</text:p>
          </table:table-cell>
          <table:table-cell table:style-name="ce92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92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86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92" table:formula="of:=125000" office:value-type="currency" office:currency="USD" office:value="125000" calcext:value-type="currency">
            <text:p>$125,000.00</text:p>
          </table:table-cell>
          <table:table-cell table:style-name="ce92" table:formula="of:=IF(([.B7]&gt;=125000); [.C39]; 0)" office:value-type="currency" office:currency="USD" office:value="0" calcext:value-type="currency">
            <text:p>$0.00</text:p>
          </table:table-cell>
          <table:table-cell table:style-name="ce92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2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0:01:12.644760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2-03-01T10:02:57.871316254</dc:date>
    <meta:editing-duration>P99DT6H24M46S</meta:editing-duration>
    <meta:editing-cycles>391</meta:editing-cycles>
    <meta:generator>LibreOffice/6.4.7.2$Linux_X86_64 LibreOffice_project/40$Build-2</meta:generator>
    <meta:document-statistic meta:table-count="5" meta:cell-count="1764" meta:object-count="0"/>
  </office:meta>
</office:document-meta>
</file>